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E8000001000B375F784D39E782.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in" fo:border="none"/>
    </style:style>
    <style:style style:name="Table2" style:family="table">
      <style:table-properties style:width="6.6931in" fo:margin-left="0in" fo:margin-right="0in" fo:margin-top="0.0396in" fo:margin-bottom="0.1965in" table:align="margins" fo:keep-with-next="auto" style:may-break-between-rows="false"/>
    </style:style>
    <style:style style:name="Table2.A" style:family="table-column">
      <style:table-column-properties style:column-width="1.7472in" style:rel-column-width="17107*"/>
    </style:style>
    <style:style style:name="Table2.B" style:family="table-column">
      <style:table-column-properties style:column-width="4.9458in" style:rel-column-width="48428*"/>
    </style:style>
    <style:style style:name="Table2.1" style:family="table-row">
      <style:table-row-properties fo:keep-together="always"/>
    </style:style>
    <style:style style:name="Table2.A1" style:family="table-cell">
      <style:table-cell-properties fo:background-color="#e6e6e6" fo:padding="0.0382in"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382in" fo:border-left="none" fo:border-right="none" fo:border-top="0.05pt solid #000000" fo:border-bottom="0.05pt solid #000000">
        <style:background-image/>
      </style:table-cell-properties>
    </style:style>
    <style:style style:name="Table2.A3"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2.A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3" style:family="table">
      <style:table-properties style:width="6.6972in" fo:margin-left="0in" fo:margin-right="-0.0042in" fo:margin-top="0.1181in" fo:margin-bottom="0.2757in" table:align="margins" style:may-break-between-rows="true"/>
    </style:style>
    <style:style style:name="Table3.A" style:family="table-column">
      <style:table-column-properties style:column-width="1.7736in" style:rel-column-width="17355*"/>
    </style:style>
    <style:style style:name="Table3.B" style:family="table-column">
      <style:table-column-properties style:column-width="2.4389in" style:rel-column-width="23865*"/>
    </style:style>
    <style:style style:name="Table3.C" style:family="table-column">
      <style:table-column-properties style:column-width="2.4847in" style:rel-column-width="24315*"/>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bc6a66"/>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da0b"/>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6da0b"/>
    </style:style>
    <style:style style:name="P8" style:family="paragraph" style:parent-style-name="Text_20_body">
      <style:text-properties officeooo:rsid="01114ff5" officeooo:paragraph-rsid="00b6da0b"/>
    </style:style>
    <style:style style:name="P9" style:family="paragraph" style:parent-style-name="Text_20_body">
      <style:text-properties officeooo:paragraph-rsid="00c13c68"/>
    </style:style>
    <style:style style:name="P10" style:family="paragraph" style:parent-style-name="Text_20_body">
      <style:text-properties officeooo:paragraph-rsid="00caadae"/>
    </style:style>
    <style:style style:name="P11" style:family="paragraph" style:parent-style-name="Text_20_body">
      <style:text-properties fo:language="en" fo:country="US" officeooo:rsid="001f0121" officeooo:paragraph-rsid="00733b65"/>
    </style:style>
    <style:style style:name="P12" style:family="paragraph" style:parent-style-name="Title">
      <style:text-properties fo:language="en" fo:country="US" officeooo:rsid="001f0121" officeooo:paragraph-rsid="001f0121"/>
    </style:style>
    <style:style style:name="P13" style:family="paragraph" style:parent-style-name="Text_20_Note">
      <style:text-properties officeooo:paragraph-rsid="00b1a1b5"/>
    </style:style>
    <style:style style:name="P14" style:family="paragraph" style:parent-style-name="Text_20_Note">
      <style:text-properties officeooo:rsid="01215453" officeooo:paragraph-rsid="00b6da0b"/>
    </style:style>
    <style:style style:name="P15" style:family="paragraph" style:parent-style-name="Text_20_Note">
      <style:text-properties officeooo:paragraph-rsid="00b6da0b"/>
    </style:style>
    <style:style style:name="P16" style:family="paragraph" style:parent-style-name="Text_20_Note">
      <style:text-properties officeooo:paragraph-rsid="00caadae"/>
    </style:style>
    <style:style style:name="P17" style:family="paragraph" style:parent-style-name="Guide_20_Name">
      <style:text-properties fo:language="en" fo:country="US" officeooo:rsid="001f0121" officeooo:paragraph-rsid="001f0121"/>
    </style:style>
    <style:style style:name="P18" style:family="paragraph" style:parent-style-name="Definition_20_Term">
      <style:text-properties officeooo:paragraph-rsid="00caadae"/>
    </style:style>
    <style:style style:name="P19" style:family="paragraph" style:parent-style-name="Text_20_body" style:master-page-name="">
      <style:paragraph-properties style:page-number="auto"/>
      <style:text-properties officeooo:paragraph-rsid="00b6da0b"/>
    </style:style>
    <style:style style:name="P20" style:family="paragraph" style:parent-style-name="Text_20_body" style:master-page-name="">
      <style:paragraph-properties fo:keep-together="always" fo:orphans="0" fo:widows="0" style:page-number="auto"/>
      <style:text-properties officeooo:paragraph-rsid="00caadae"/>
    </style:style>
    <style:style style:name="P21" style:family="paragraph" style:parent-style-name="Caption" style:master-page-name="">
      <style:paragraph-properties fo:margin-top="0.0783in" fo:margin-bottom="0in" style:contextual-spacing="false" style:page-number="auto" fo:keep-with-next="always" style:writing-mode="page"/>
      <style:text-properties officeooo:paragraph-rsid="00b6da0b"/>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Text_20_body_20_indent">
      <style:text-properties officeooo:rsid="00e379eb" officeooo:paragraph-rsid="00caadae"/>
    </style:style>
    <style:style style:name="P24" style:family="paragraph" style:parent-style-name="Text_20_body_20_indent">
      <style:text-properties officeooo:paragraph-rsid="00caadae"/>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Table_20_Heading">
      <style:text-properties officeooo:paragraph-rsid="00b6da0b"/>
    </style:style>
    <style:style style:name="P27" style:family="paragraph" style:parent-style-name="Table_20_Contents">
      <style:text-properties officeooo:paragraph-rsid="00b6da0b"/>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officeooo:paragraph-rsid="00ea2ad1"/>
    </style:style>
    <style:style style:name="P31" style:family="paragraph" style:parent-style-name="Table_20_Contents">
      <style:text-properties officeooo:rsid="007184e1" officeooo:paragraph-rsid="00caadae"/>
    </style:style>
    <style:style style:name="P32" style:family="paragraph" style:parent-style-name="Table_20_Contents">
      <style:text-properties officeooo:rsid="007f019c" officeooo:paragraph-rsid="00caadae"/>
    </style:style>
    <style:style style:name="P33" style:family="paragraph" style:parent-style-name="Table_20_Contents">
      <style:text-properties officeooo:paragraph-rsid="00caadae"/>
    </style:style>
    <style:style style:name="P34" style:family="paragraph" style:parent-style-name="Subtitle">
      <style:text-properties fo:language="en" fo:country="US" officeooo:rsid="001f0121" officeooo:paragraph-rsid="00caadae"/>
    </style:style>
    <style:style style:name="P35" style:family="paragraph" style:parent-style-name="Text_20_Note">
      <style:paragraph-properties fo:margin-top="0in" fo:margin-bottom="0.0827in" style:contextual-spacing="false" fo:keep-together="always" fo:orphans="0" fo:widows="0" fo:padding="0.0193in" fo:border="none"/>
      <style:text-properties officeooo:paragraph-rsid="00caadae"/>
    </style:style>
    <style:style style:name="P3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7" style:family="paragraph" style:parent-style-name="Heading_20_1">
      <style:text-properties officeooo:paragraph-rsid="00b6da0b"/>
    </style:style>
    <style:style style:name="P38" style:family="paragraph" style:parent-style-name="Heading_20_1">
      <style:text-properties officeooo:rsid="00c9700a" officeooo:paragraph-rsid="00b6da0b"/>
    </style:style>
    <style:style style:name="P39" style:family="paragraph" style:parent-style-name="Heading_20_1">
      <style:text-properties officeooo:paragraph-rsid="00caadae"/>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officeooo:paragraph-rsid="00b6da0b"/>
    </style:style>
    <style:style style:name="P42" style:family="paragraph" style:parent-style-name="Heading_20_2">
      <style:text-properties officeooo:paragraph-rsid="00caadae"/>
    </style:style>
    <style:style style:name="P43" style:family="paragraph" style:parent-style-name="Heading_20_2">
      <style:text-properties officeooo:paragraph-rsid="00b1a1b5"/>
    </style:style>
    <style:style style:name="P44" style:family="paragraph" style:parent-style-name="Heading_20_2">
      <style:text-properties officeooo:paragraph-rsid="00b6da0b"/>
    </style:style>
    <style:style style:name="P45" style:family="paragraph" style:parent-style-name="Heading_20_2">
      <style:text-properties officeooo:paragraph-rsid="00c13c68"/>
    </style:style>
    <style:style style:name="P46" style:family="paragraph" style:parent-style-name="Heading_20_Note">
      <style:text-properties officeooo:paragraph-rsid="00b1a1b5"/>
    </style:style>
    <style:style style:name="P47" style:family="paragraph" style:parent-style-name="Heading_20_Note" style:list-style-name="Heading_20_Note">
      <style:text-properties officeooo:rsid="005ae930" officeooo:paragraph-rsid="00b6da0b"/>
    </style:style>
    <style:style style:name="P48" style:family="paragraph" style:parent-style-name="Heading_20_Note">
      <style:text-properties officeooo:paragraph-rsid="00caadae"/>
    </style:style>
    <style:style style:name="P49" style:family="paragraph" style:parent-style-name="Heading_20_Note" style:list-style-name="Heading_20_Note">
      <style:paragraph-properties fo:margin-top="0in" fo:margin-bottom="0.0516in" style:contextual-spacing="false" style:writing-mode="lr-tb"/>
      <style:text-properties officeooo:rsid="005ae930" officeooo:paragraph-rsid="00caadae"/>
    </style:style>
    <style:style style:name="P50" style:family="paragraph" style:parent-style-name="Heading_20_Tip">
      <style:text-properties officeooo:paragraph-rsid="00b6da0b"/>
    </style:style>
    <style:style style:name="P51" style:family="paragraph" style:parent-style-name="List_20_1" style:list-style-name="L1">
      <style:text-properties officeooo:paragraph-rsid="00caadae"/>
    </style:style>
    <style:style style:name="P52" style:family="paragraph" style:parent-style-name="List_20_1" style:list-style-name="L1">
      <style:text-properties officeooo:rsid="0123ae48" officeooo:paragraph-rsid="00caadae"/>
    </style:style>
    <style:style style:name="P53" style:family="paragraph" style:parent-style-name="Numbering_20_1">
      <style:text-properties officeooo:paragraph-rsid="00caadae"/>
    </style:style>
    <style:style style:name="P54" style:family="paragraph" style:parent-style-name="Numbering_20_1" style:list-style-name="Numbering_20_1">
      <style:text-properties officeooo:paragraph-rsid="00caadae"/>
    </style:style>
    <style:style style:name="P55" style:family="paragraph" style:parent-style-name="Text_20_body" style:list-style-name="L1">
      <style:text-properties officeooo:paragraph-rsid="00b6da0b"/>
    </style:style>
    <style:style style:name="P56" style:family="paragraph" style:parent-style-name="Text_20_body" style:list-style-name="L1">
      <style:text-properties officeooo:rsid="0127216d" officeooo:paragraph-rsid="00b6da0b"/>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0d984e0"/>
    </style:style>
    <style:style style:name="T10" style:family="text">
      <style:text-properties fo:language="en" fo:country="US" officeooo:rsid="00bdec3a"/>
    </style:style>
    <style:style style:name="T11" style:family="text">
      <style:text-properties fo:language="en" fo:country="US" officeooo:rsid="00bfa884"/>
    </style:style>
    <style:style style:name="T12" style:family="text">
      <style:text-properties fo:language="en" fo:country="US" officeooo:rsid="005ae930"/>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ead278"/>
    </style:style>
    <style:style style:name="T16" style:family="text">
      <style:text-properties officeooo:rsid="00b2a6b7"/>
    </style:style>
    <style:style style:name="T17" style:family="text">
      <style:text-properties officeooo:rsid="00b30b8b"/>
    </style:style>
    <style:style style:name="T18" style:family="text">
      <style:text-properties officeooo:rsid="00b11231"/>
    </style:style>
    <style:style style:name="T19" style:family="text">
      <style:text-properties officeooo:rsid="00e09976"/>
    </style:style>
    <style:style style:name="T20" style:family="text">
      <style:text-properties fo:background-color="transparent" loext:char-shading-value="0"/>
    </style:style>
    <style:style style:name="T21" style:family="text">
      <style:text-properties officeooo:rsid="00b11231" fo:background-color="transparent" loext:char-shading-value="0"/>
    </style:style>
    <style:style style:name="T22" style:family="text">
      <style:text-properties officeooo:rsid="00bccd0e" fo:background-color="transparent" loext:char-shading-value="0"/>
    </style:style>
    <style:style style:name="T23" style:family="text">
      <style:text-properties officeooo:rsid="00b044c8" fo:background-color="transparent" loext:char-shading-value="0"/>
    </style:style>
    <style:style style:name="T24" style:family="text">
      <style:text-properties officeooo:rsid="00bfa49b" fo:background-color="transparent" loext:char-shading-value="0"/>
    </style:style>
    <style:style style:name="T25" style:family="text">
      <style:text-properties officeooo:rsid="00c9c050" fo:background-color="transparent" loext:char-shading-value="0"/>
    </style:style>
    <style:style style:name="T26" style:family="text">
      <style:text-properties officeooo:rsid="00d4ce24"/>
    </style:style>
    <style:style style:name="T27" style:family="text">
      <style:text-properties officeooo:rsid="00cce390"/>
    </style:style>
    <style:style style:name="T28" style:family="text">
      <style:text-properties officeooo:rsid="00ceb122"/>
    </style:style>
    <style:style style:name="T29" style:family="text">
      <style:text-properties officeooo:rsid="01dfff91"/>
    </style:style>
    <style:style style:name="T30" style:family="text">
      <style:text-properties officeooo:rsid="00d05aca"/>
    </style:style>
    <style:style style:name="T31" style:family="text">
      <style:text-properties officeooo:rsid="00eb97cc"/>
    </style:style>
    <style:style style:name="T32" style:family="text">
      <style:text-properties officeooo:rsid="012ae953"/>
    </style:style>
    <style:style style:name="T33" style:family="text">
      <style:text-properties officeooo:rsid="00fb9381"/>
    </style:style>
    <style:style style:name="T34" style:family="text">
      <style:text-properties style:font-name="Liberation Sans" officeooo:rsid="012ae953" style:font-name-asian="DejaVu Sans" style:font-name-complex="DejaVu Sans"/>
    </style:style>
    <style:style style:name="T35" style:family="text">
      <style:text-properties style:font-name="Liberation Sans" fo:font-size="11pt" fo:language="en" fo:country="US" officeooo:rsid="00dcbaa7" style:font-size-asian="10.5pt" style:font-weight-asian="normal" style:font-weight-complex="normal"/>
    </style:style>
    <style:style style:name="T36" style:family="text">
      <style:text-properties style:font-name="Liberation Sans" fo:font-size="11pt" fo:language="en" fo:country="US" officeooo:rsid="00e4f7ad" style:font-size-asian="10.5pt" style:font-weight-asian="normal" style:font-weight-complex="normal"/>
    </style:style>
    <style:style style:name="T37" style:family="text">
      <style:text-properties style:font-name="Liberation Sans" fo:font-size="11pt" officeooo:rsid="007f019c" style:font-size-asian="10.5pt"/>
    </style:style>
    <style:style style:name="T38" style:family="text">
      <style:text-properties style:font-name="Liberation Sans" fo:font-size="11pt" officeooo:rsid="0081f6eb" style:font-size-asian="10.5pt"/>
    </style:style>
    <style:style style:name="T39" style:family="text">
      <style:text-properties style:font-name="Liberation Sans" fo:font-size="11pt" officeooo:rsid="0080de8b" style:font-size-asian="10.5pt"/>
    </style:style>
    <style:style style:name="T40" style:family="text">
      <style:text-properties style:font-name="Liberation Sans" fo:font-size="11pt" officeooo:rsid="00caadae" style:font-size-asian="10.5pt" style:font-weight-asian="normal" style:font-weight-complex="normal"/>
    </style:style>
    <style:style style:name="T41" style:family="text">
      <style:text-properties style:font-name="Liberation Sans" fo:font-size="11pt" officeooo:rsid="00cc2354" style:font-size-asian="10.5pt" style:font-weight-asian="normal" style:font-weight-complex="normal"/>
    </style:style>
    <style:style style:name="T42" style:family="text">
      <style:text-properties style:font-name="Liberation Sans" fo:font-size="11pt" officeooo:rsid="00828da1" style:font-size-asian="10.5pt"/>
    </style:style>
    <style:style style:name="T43" style:family="text">
      <style:text-properties style:font-name="Liberation Sans" fo:font-size="11pt" officeooo:rsid="0076f3da" style:font-size-asian="10.5pt"/>
    </style:style>
    <style:style style:name="T44" style:family="text">
      <style:text-properties style:font-name="Liberation Sans" fo:font-size="11pt" officeooo:rsid="007557c8" style:font-size-asian="10.5pt"/>
    </style:style>
    <style:style style:name="T45" style:family="text">
      <style:text-properties style:font-name="Liberation Sans" fo:font-size="11pt" officeooo:rsid="00e4f7ad" style:font-size-asian="10.5pt"/>
    </style:style>
    <style:style style:name="T46" style:family="text">
      <style:text-properties style:font-name="Liberation Sans" fo:font-size="11pt" officeooo:rsid="00743d03" style:font-size-asian="10.5pt"/>
    </style:style>
    <style:style style:name="T47" style:family="text">
      <style:text-properties style:font-name="Liberation Sans" fo:font-size="11pt" officeooo:rsid="00e5f2a9" style:font-size-asian="10.5pt"/>
    </style:style>
    <style:style style:name="T48" style:family="text">
      <style:text-properties style:font-name="Liberation Sans" fo:font-size="11pt" officeooo:rsid="00cc2354" style:font-size-asian="10.5pt"/>
    </style:style>
    <style:style style:name="T49" style:family="text">
      <style:text-properties style:font-name="Liberation Sans" fo:font-size="11pt" fo:font-weight="bold" officeooo:rsid="00cc2354" style:font-size-asian="10.5pt"/>
    </style:style>
    <style:style style:name="T50" style:family="text">
      <style:text-properties officeooo:rsid="0125d1e1"/>
    </style:style>
    <style:style style:name="T51" style:family="text">
      <style:text-properties officeooo:rsid="01235012"/>
    </style:style>
    <style:style style:name="T52" style:family="text">
      <style:text-properties officeooo:rsid="0136e79e"/>
    </style:style>
    <style:style style:name="T53" style:family="text">
      <style:text-properties officeooo:rsid="012ae953" style:font-name-asian="Liberation Sans5" style:font-name-complex="Liberation Sans5"/>
    </style:style>
    <style:style style:name="T54" style:family="text">
      <style:text-properties officeooo:rsid="00828da1" style:font-name-asian="Liberation Sans5" style:font-name-complex="Liberation Sans5"/>
    </style:style>
    <style:style style:name="T55" style:family="text">
      <style:text-properties officeooo:rsid="0123ae48"/>
    </style:style>
    <style:style style:name="T56" style:family="text">
      <style:text-properties officeooo:rsid="0127bc53"/>
    </style:style>
    <style:style style:name="T57" style:family="text">
      <style:text-properties officeooo:rsid="00acd7df"/>
    </style:style>
    <style:style style:name="T58" style:family="text">
      <style:text-properties officeooo:rsid="00bccd0e"/>
    </style:style>
    <style:style style:name="T59" style:family="text">
      <style:text-properties officeooo:rsid="00c1aeff"/>
    </style:style>
    <style:style style:name="T60" style:family="text">
      <style:text-properties officeooo:rsid="0023a314"/>
    </style:style>
    <style:style style:name="T61" style:family="text">
      <style:text-properties officeooo:rsid="00bfa884"/>
    </style:style>
    <style:style style:name="T62" style:family="text">
      <style:text-properties officeooo:rsid="00ae9f22"/>
    </style:style>
    <style:style style:name="T63" style:family="text">
      <style:text-properties officeooo:rsid="00bfa49b"/>
    </style:style>
    <style:style style:name="T64" style:family="text">
      <style:text-properties officeooo:rsid="00ec9422"/>
    </style:style>
    <style:style style:name="T65" style:family="text">
      <style:text-properties officeooo:rsid="00d669f6"/>
    </style:style>
    <style:style style:name="T66" style:family="text">
      <style:text-properties officeooo:rsid="00f20bb6"/>
    </style:style>
    <style:style style:name="T67" style:family="text">
      <style:text-properties officeooo:rsid="00d78660"/>
    </style:style>
    <style:style style:name="T68" style:family="text">
      <style:text-properties officeooo:rsid="00c4a812"/>
    </style:style>
    <style:style style:name="T69" style:family="text">
      <style:text-properties officeooo:rsid="00ba92e4"/>
    </style:style>
    <style:style style:name="T70" style:family="text">
      <style:text-properties officeooo:rsid="00bf7623"/>
    </style:style>
    <style:style style:name="T71" style:family="text">
      <style:text-properties officeooo:rsid="00c13c68"/>
    </style:style>
    <style:style style:name="T72" style:family="text">
      <style:text-properties officeooo:rsid="00c3b204"/>
    </style:style>
    <style:style style:name="T73" style:family="text">
      <style:text-properties officeooo:rsid="00c81a6a"/>
    </style:style>
    <style:style style:name="T74" style:family="text">
      <style:text-properties officeooo:rsid="004ff219"/>
    </style:style>
    <style:style style:name="T75" style:family="text">
      <style:text-properties officeooo:rsid="007e81c6"/>
    </style:style>
    <style:style style:name="T76" style:family="text">
      <style:text-properties officeooo:rsid="0081f6eb"/>
    </style:style>
    <style:style style:name="T77" style:family="text">
      <style:text-properties officeooo:rsid="007f019c"/>
    </style:style>
    <style:style style:name="T78" style:family="text">
      <style:text-properties officeooo:rsid="00caadae"/>
    </style:style>
    <style:style style:name="T79" style:family="text">
      <style:text-properties officeooo:rsid="0080de8b"/>
    </style:style>
    <style:style style:name="T80" style:family="text">
      <style:text-properties officeooo:rsid="006f4859"/>
    </style:style>
    <style:style style:name="T81" style:family="text">
      <style:text-properties officeooo:rsid="00828da1"/>
    </style:style>
    <style:style style:name="T82" style:family="text">
      <style:text-properties officeooo:rsid="00dcbaa7"/>
    </style:style>
    <style:style style:name="T83" style:family="text">
      <style:text-properties officeooo:rsid="007557c8"/>
    </style:style>
    <style:style style:name="T84" style:family="text">
      <style:text-properties officeooo:rsid="0076f3da"/>
    </style:style>
    <style:style style:name="T85" style:family="text">
      <style:text-properties officeooo:rsid="009865fb"/>
    </style:style>
    <style:style style:name="T86" style:family="text">
      <style:text-properties style:font-name="Liberation Serif1" fo:font-size="12pt" officeooo:rsid="009865fb" style:font-size-asian="10.5pt"/>
    </style:style>
    <style:style style:name="T87" style:family="text">
      <style:text-properties officeooo:rsid="00ce931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1" draw:name="Image1" text:anchor-type="as-char" svg:width="5.5181in" svg:height="1.411in" draw:z-index="0"><draw:image xlink:href="Pictures/10000000000003E8000001000B375F784D39E782.png" xlink:type="simple" xlink:show="embed" xlink:actuate="onLoad" draw:mime-type="image/png"/></draw:frame></text:p>
      <text:p text:style-name="P17"><text:user-defined style:data-style-name="N0" text:name="Guide Name">Impress Guide</text:user-defined></text:p>
      <text:p text:style-name="P12"><text:line-break/>Předmluva</text:p>
      <text:p text:style-name="P34">Prezentace v LibreOffice</text:p>
      <text:h text:style-name="P40" text:outline-level="1"><text:bookmark-start text:name="__RefHeading__5636_1566568644"/>Autorská práva<text:bookmark-end text:name="__RefHeading__5636_1566568644"/></text:h>
      <text:p text:style-name="P5">Tento dokument je duševním vlastnictvím dokumentačního týmu LibreOffice Copyright ©2020.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P11">Všechny ochranné známky uvedené v této příručce patří jejich vlastníkům.</text:p>
      <text:h text:style-name="P42" text:outline-level="2"><text:bookmark-start text:name="__RefHeading___Toc9391_2258703818"/>Přispěvatelé<text:bookmark-end text:name="__RefHeading___Toc9391_2258703818"/></text:h>
      <text:p text:style-name="P10"><text:bookmark-start text:name="__RefHeading___Toc1847_1473846649"/>K tomuto vydání <text:user-defined style:data-style-name="N0" text:name="Guide Name"> Průvodce Impress</text:user-defined>.<text:bookmark-end text:name="__RefHeading___Toc1847_1473846649"/></text:p>
      <table:table table:name="Table1" table:style-name="Table1">
        <table:table-column table:style-name="Table1.A"/>
        <table:table-column table:style-name="Table1.B"/>
        <table:table-column table:style-name="Table1.C"/>
        <table:table-row table:style-name="TableLine106131152">
          <table:table-cell table:style-name="TableBox106132368" office:value-type="string">
            <text:p text:style-name="P31">Peter Schofield</text:p>
          </table:table-cell>
          <table:table-cell table:style-name="TableBox107218032" office:value-type="string">
            <text:p text:style-name="P32">Claire Wood</text:p>
          </table:table-cell>
          <table:table-cell table:style-name="TableBox107378160" office:value-type="string">
            <text:p text:style-name="P31">Jean Hollis Weber</text:p>
          </table:table-cell>
        </table:table-row>
      </table:table>
      <text:p text:style-name="P10"><text:bookmark-start text:name="__RefHeading___Toc28529_3211575895"/>K předchozím vydáním <text:user-defined style:data-style-name="N0" text:name="Guide Name"> Průvodce Impress</text:user-defined>.<text:bookmark-end text:name="__RefHeading___Toc28529_3211575895"/></text:p>
      <table:table table:name="Table4" table:style-name="Table4">
        <table:table-column table:style-name="Table4.A" table:number-columns-repeated="3"/>
        <table:table-row table:style-name="TableLine106133200">
          <table:table-cell table:style-name="Table4.A1" office:value-type="string">
            <text:p text:style-name="P31">Jean Hollis Weber</text:p>
          </table:table-cell>
          <table:table-cell table:style-name="Table4.A1" office:value-type="string">
            <text:p text:style-name="P31">Peter Schofield</text:p>
          </table:table-cell>
          <table:table-cell table:style-name="Table4.A1" office:value-type="string">
            <text:p text:style-name="P33"/>
          </table:table-cell>
        </table:table-row>
      </table:table>
      <text:h text:style-name="P4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0739086" text:style-name="Heading_20_Note">
        <text:list-item>
          <text:p text:style-name="P46">Poznámka</text:p>
        </text:list-item>
      </text:list>
      <text:p text:style-name="P13">Vše, co do e-mailové konference pošlete, včetně e-mailové adresy a dalších osobních informací uvedených ve zprávě, bude veřejně viditelné bez možnosti smazání.</text:p>
      <text:h text:style-name="P43" text:outline-level="2"><text:bookmark-start text:name="__RefHeading__5644_1566568644"/>Datum vydání a verze programu<text:bookmark-end text:name="__RefHeading__5644_1566568644"/></text:h>
      <text:p text:style-name="P10">Publikováno v <text:date style:data-style-name="N34" text:date-value="2021-01-10T09:04:46.425414704">lednu</text:date><text:s/><text:date style:data-style-name="N121" text:date-value="2021-01-10T09:04:46.425528489">2021</text:date>. Kniha je určena pro LibreOffice 6.4.</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5"><text:a xlink:type="simple" xlink:href="#__RefHeading__5636_1566568644" text:style-name="Index_20_Link" text:visited-style-name="Index_20_Link">Autorská práva<text:tab/>2</text:a></text:p>
          <text:p text:style-name="P22"><text:a xlink:type="simple" xlink:href="#__RefHeading___Toc9391_2258703818" text:style-name="Index_20_Link" text:visited-style-name="Index_20_Link">Přispěvatelé<text:tab/>2</text:a></text:p>
          <text:p text:style-name="P22"><text:a xlink:type="simple" xlink:href="#__RefHeading___Toc4648_402817234" text:style-name="Index_20_Link" text:visited-style-name="Index_20_Link">Zpětná vazba<text:tab/>2</text:a></text:p>
          <text:p text:style-name="P22"><text:a xlink:type="simple" xlink:href="#__RefHeading__5644_1566568644" text:style-name="Index_20_Link" text:visited-style-name="Index_20_Link">Datum vydání a verze programu<text:tab/>2</text:a></text:p>
          <text:p text:style-name="P25"><text:a xlink:type="simple" xlink:href="#__RefHeading___Toc31031_683246203" text:style-name="Index_20_Link" text:visited-style-name="Index_20_Link">Pro koho je tato uživatelská příručka určena?<text:tab/>4</text:a></text:p>
          <text:p text:style-name="P25"><text:a xlink:type="simple" xlink:href="#__RefHeading__6749_1241987491" text:style-name="Index_20_Link" text:visited-style-name="Index_20_Link">Co je v této uživatelské příručce?<text:tab/>4</text:a></text:p>
          <text:p text:style-name="P25"><text:a xlink:type="simple" xlink:href="#__RefHeading___Toc7918_1452244488" text:style-name="Index_20_Link" text:visited-style-name="Index_20_Link">Minimální požadavky LibreOffice<text:tab/>4</text:a></text:p>
          <text:p text:style-name="P25"><text:a xlink:type="simple" xlink:href="#__RefHeading__22023_697337876" text:style-name="Index_20_Link" text:visited-style-name="Index_20_Link">Jak získat LibreOffice<text:tab/>4</text:a></text:p>
          <text:p text:style-name="P25"><text:a xlink:type="simple" xlink:href="#__RefHeading__22025_697337876" text:style-name="Index_20_Link" text:visited-style-name="Index_20_Link">Instalace LibreOffice<text:tab/>4</text:a></text:p>
          <text:p text:style-name="P25"><text:a xlink:type="simple" xlink:href="#__RefHeading___Toc6767_3904770687" text:style-name="Index_20_Link" text:visited-style-name="Index_20_Link">Nastavení a přizpůsobení LibreOffice<text:tab/>4</text:a></text:p>
          <text:p text:style-name="P25"><text:a xlink:type="simple" xlink:href="#__RefHeading__3640_1802778174" text:style-name="Index_20_Link" text:visited-style-name="Index_20_Link">Rozšíření a doplňky<text:tab/>5</text:a></text:p>
          <text:p text:style-name="P25"><text:a xlink:type="simple" xlink:href="#__RefHeading__6751_1241987491" text:style-name="Index_20_Link" text:visited-style-name="Index_20_Link">Kde získat pomoc<text:tab/>5</text:a></text:p>
          <text:p text:style-name="P22"><text:a xlink:type="simple" xlink:href="#__RefHeading__22027_697337876" text:style-name="Index_20_Link" text:visited-style-name="Index_20_Link">Systém nápovědy<text:tab/>5</text:a></text:p>
          <text:p text:style-name="P22"><text:a xlink:type="simple" xlink:href="#__RefHeading__22029_697337876" text:style-name="Index_20_Link" text:visited-style-name="Index_20_Link">Další volně dostupná podpora na internetu<text:tab/>6</text:a></text:p>
          <text:p text:style-name="P22"><text:a xlink:type="simple" xlink:href="#__RefHeading___Toc7835_3166819843" text:style-name="Index_20_Link" text:visited-style-name="Index_20_Link">Placená podpora a školení<text:tab/>6</text:a></text:p>
          <text:p text:style-name="P25"><text:a xlink:type="simple" xlink:href="#__RefHeading___Toc1107_1242887009" text:style-name="Index_20_Link" text:visited-style-name="Index_20_Link">Možné vzhledové odchylky<text:tab/>6</text:a></text:p>
          <text:p text:style-name="P22"><text:a xlink:type="simple" xlink:href="#__RefHeading__11257_2075352164" text:style-name="Index_20_Link" text:visited-style-name="Index_20_Link">Ilustrace<text:tab/>6</text:a></text:p>
          <text:p text:style-name="P22"><text:a xlink:type="simple" xlink:href="#__RefHeading__7596_641027044" text:style-name="Index_20_Link" text:visited-style-name="Index_20_Link">Ikony<text:tab/>7</text:a></text:p>
          <text:p text:style-name="P25"><text:a xlink:type="simple" xlink:href="#__RefHeading__11174_1241987491" text:style-name="Index_20_Link" text:visited-style-name="Index_20_Link">Používání LibreOffice na systému macOS<text:tab/>7</text:a></text:p>
          <text:p text:style-name="P25"><text:a xlink:type="simple" xlink:href="#__RefHeading___Toc9393_2258703818" text:style-name="Index_20_Link" text:visited-style-name="Index_20_Link">Kdo napsal tuto uživatelskou příručku?<text:tab/>8</text:a></text:p>
          <text:p text:style-name="P25"><text:a xlink:type="simple" xlink:href="#__RefHeading__11261_2075352164" text:style-name="Index_20_Link" text:visited-style-name="Index_20_Link">Často kladené otázky<text:tab/>8</text:a></text:p>
          <text:p text:style-name="P25"><text:a xlink:type="simple" xlink:href="#__RefHeading___Toc7492_2174742657" text:style-name="Index_20_Link" text:visited-style-name="Index_20_Link">Co je nového v LibreOffice 7.0?<text:tab/>9</text:a></text:p>
        </text:index-body>
      </text:table-of-content>
      <text:p text:style-name="Page_20_Break"/>
      <text:h text:style-name="P41" text:outline-level="1"><text:bookmark-start text:name="__RefHeading___Toc31031_683246203"/>Pro koho je tato uživatelská příručka určena?<text:bookmark-end text:name="__RefHeading___Toc31031_683246203"/></text:h>
      <text:p text:style-name="P10">LibreOffice je plnohodnotný bohatě vybavený free a open-source kancelářský balík, který je všem uživatelům k dispozici zdarma. Obsahuje výkonné aplikace pro zpracování textů, tabulek, prezentací, grafiky, databází a úpravu vzorců. Impress je aplikace pro prezentace. Je kompatibilní s celou řadou formátů včetně Microsoft PowerPoint (.ppt, .pptx) a svou práci můžete exportovat v několika formátech, například PDF, HTML, Adobe Flash a mnoha grafických formátech.</text:p>
      <text:p text:style-name="P10">Možná jste v prezentačním softwaru nováčkem nebo používáte jinou kancelářskou sadu. Tato uživatelská příručka urychlí práci s LibreOffice Impress.</text:p>
      <text:h text:style-name="P37" text:outline-level="1"><text:bookmark-start text:name="__RefHeading__6749_1241987491"/>Co je v této uživatelské příručce?<text:bookmark-end text:name="__RefHeading__6749_1241987491"/></text:h>
      <text:p text:style-name="P10">Tato uživatelská příručka představuje hlavní funkce aplikace Impress, komponentu prezentace aplikace LibreOffice. Pomocí aplikace Impress můžeme vytvářet snímky, které obsahují text, seznamy s odrážkami a číslované seznamy, tabulky, grafy, kliparty a další objekty.
 Impress také přichází s připravenými styly, pozadí snímků a šablonami, které nám pomohou vytvářet prezentace.</text:p>
      <text:h text:style-name="P37" text:outline-level="1"><text:bookmark-start text:name="__RefHeading___Toc7918_1452244488"/>Minimální požadavky LibreOffice<text:bookmark-end text:name="__RefHeading___Toc7918_1452244488"/></text:h>
      <text:p text:style-name="P19">Podrobný seznam požadavků a podporovaných operačních systémů najdeme na webu LibreOffice: <text:a xlink:type="simple" xlink:href="https://www.libreoffice.org/get-help/system-requirements/" text:style-name="Internet_20_link" text:visited-style-name="Visited_20_Internet_20_Link">https://www.libreoffice.org/get-help/system-requirements</text:a>.</text:p>
      <text:h text:style-name="P37" text:outline-level="1"><text:bookmark-start text:name="__RefHeading__22023_697337876"/>Jak získat LibreOffice<text:bookmark-end text:name="__RefHeading__22023_697337876"/></text:h>
      <text:p text:style-name="P7">Verze LibreOffice pro Windows, Linux a macOS jsou volně dostupné a lze je stáhnout ze stránky <text:a xlink:type="simple" xlink:href="https://www.libreoffice.org/download" text:style-name="Internet_20_link" text:visited-style-name="Visited_20_Internet_20_Link">https://cs.libreoffice.org/download</text:a>. Uživatelé Linuxu pravděpodobně naleznou kancelářský balík LibreOffice jako součást mnoha nejnovějších distribucí.</text:p>
      <text:p text:style-name="P7">Portable a další verze LibreOffice jsou k dispozici na stránce pro stahování. Linux, Vanilla a další verze se mohou v několika funkcích lišit od popisů v této uživatelské příručce.</text:p>
      <text:h text:style-name="P37" text:outline-level="1"><text:bookmark-start text:name="__RefHeading__22025_697337876"/>Instalace LibreOffice<text:bookmark-end text:name="__RefHeading__22025_697337876"/></text:h>
      <text:p text:style-name="P7">Informace o instalaci a nastavení LibreOffice na různých podporovaných operačních systémech jsou uvedeny na této stránce: <text:a xlink:type="simple" xlink:href="https://www.libreoffice.org/get-help/install-howto/" text:style-name="Internet_20_link" text:visited-style-name="Visited_20_Internet_20_Link">https://www.libreoffice.org/get-help/install-howto</text:a>.</text:p>
      <text:h text:style-name="P38" text:outline-level="1"><text:bookmark-start text:name="__RefHeading___Toc6767_3904770687"/>Nastavení a přizpůsobení LibreOffice<text:bookmark-end text:name="__RefHeading___Toc6767_3904770687"/></text:h>
      <text:p text:style-name="P10">Výchozí nastavení LibreOffice můžeme změnit tak, aby odpovídala našim představám. Nastavení změníme v hlavní nabídce <text:span text:style-name="Strong_20_Emphasis">Nástroje &gt; Možnosti</text:span> (<text:span text:style-name="Strong_20_Emphasis">LibreOffice &gt; Předvolby</text:span> na macOS). Nastavení je popsáno v nápovědě a v kapitole 2 Nastavení LibreOffice příručky <text:span text:style-name="Emphasis">Začínáme s LibreOffice</text:span>.</text:p>
      <text:p text:style-name="P10">Některá nastavení, která zajímají zvláště uživatele aplikace Impress, jsou popsána v této knize, v kapitole 11 Nastavení a přizpůsobení Impress. V této kapitole najdete informace o tom, jak přizpůsobit nabídky, nástrojové lišty a klávesové zkratky v LibreOffice Impress, přidávat nové nabídky a nástrojové lišty a přiřazovat makra událostem.</text:p>
      <text:list xml:id="list221928067" text:style-name="Heading_20_Tip">
        <text:list-item>
          <text:p text:style-name="P50">Tip</text:p>
        </text:list-item>
      </text:list>
      <text:p text:style-name="P15">Mnoho nastavení je určeno pro pokročilé uživatele a programátory. Pokud nerozumíme tomu, co některá možnost dělá, doporučujeme ponechat ji na výchozím nastavení, pokud pokyny v této uživatelské příručce nedoporučují změnit nastavení.</text:p>
      <text:h text:style-name="P37" text:outline-level="1"><text:bookmark-start text:name="__RefHeading__3640_1802778174"/><text:soft-page-break/>Rozšíření a doplňky<text:bookmark-end text:name="__RefHeading__3640_1802778174"/></text:h>
      <text:p text:style-name="P10">LibreOffice můžeme rozšířit o další funkce pomocí rozšíření a doplňků. Při instalaci LibreOffice je nainstalováno několik rozšíření a další můžeme získat v oficiálním úložišti rozšíření na stránce <text:a xlink:type="simple" xlink:href="https://extensions.libreoffice.org/" text:style-name="Internet_20_link" text:visited-style-name="Visited_20_Internet_20_Link">https://extensions.libreoffice.org</text:a> a z dalších zdrojů. Více informací o tom, jak se instalují, se nachází v kapitole 11 Nastavení a přizpůsobení Impress.</text:p>
      <text:h text:style-name="P37" text:outline-level="1"><text:bookmark-start text:name="__RefHeading__6751_1241987491"/>Kde získat pomoc<text:bookmark-end text:name="__RefHeading__6751_1241987491"/></text:h>
      <text:p text:style-name="P10">Tato kniha, ostatní příručky pro LibreOffice, vestavěná nápověda a podpora uživatelů předpokládají, že uživatel má základní znalosti s prací na počítači, tj. že dokáže spouštět programy či otevírat a ukládat soubory.</text:p>
      <text:h text:style-name="P44" text:outline-level="2"><text:bookmark-start text:name="__RefHeading__22027_697337876"/>Systém nápovědy<text:bookmark-end text:name="__RefHeading__22027_697337876"/></text:h>
      <text:p text:style-name="P7">LibreOffice přichází s rozsáhlým systémem nápovědy. Ta je naší první linií podpory. Pro situace, kdy nejsme připojeni k Internetu, si jak v systému Windows, tak v systému Linux můžeme stáhnout a nainstalovat offline nápovědu; v systému MacOS je offline nápověda nainstalována již s programem.</text:p>
      <text:p text:style-name="P7">Přejeme-li si zobrazit nápovědu, stiskneme klávesu <text:span text:style-name="Keystroke">F1</text:span> nebo z nabídky vybereme <text:span text:style-name="Strong_20_Emphasis">Nápověda &gt; Nápověda LibreOffice</text:span>. Pokud nemáme v počítači nainstalovanou offline nápovědu a jsme připojeni k internetu, náš výchozí prohlížeč otevře stránky online nápovědy na webu LibreOffice.</text:p>
      <text:p text:style-name="P8">Nabídka Nápověda obsahuje odkazy na další informace a podporu LibreOffice.</text:p>
      <text:list xml:id="list90447066389945" text:continue-list="list230739086" text:style-name="Heading_20_Note">
        <text:list-item>
          <text:p text:style-name="P47">Poznámka</text:p>
        </text:list-item>
      </text:list>
      <text:p text:style-name="P14">Položky označené v tomto seznamu symbolem <text:span text:style-name="SuperScript">‡</text:span> jsou v počítači k dispozici jen tehdy, je-li připojen k Internetu.</text:p>
      <text:list xml:id="list229315687" text:style-name="L1">
        <text:list-item>
          <text:p text:style-name="P51"><text:span text:style-name="Strong_20_Emphasis">Co je to?</text:span> – Rychlé tipy získáme, když umístíme ukazatel myši nad ikonu. Zobrazí se tip nápovědy s krátkým popisem funkce ikony. Kromě toho je možné aktivovat rozšířené tipy, a to pomocí <text:span text:style-name="Strong_20_Emphasis">Nástroje &gt; Možnosti &gt; LibreOffice &gt; Obecné</text:span> z hlavní nabídky.</text:p>
        </text:list-item>
        <text:list-item>
          <text:p text:style-name="P51"><text:span text:style-name="Strong_20_Emphasis">Uživatelské příručky </text:span><text:span text:style-name="SuperScript">‡</text:span> otevře výchozí prohlížeč na stránce Dokumentace na webu LibreOffice <text:a xlink:type="simple" xlink:href="https://documentation.libreoffice.org/en/english-documentation/" text:style-name="Internet_20_link" text:visited-style-name="Visited_20_Internet_20_Link">https://documentation.libreoffice.org/cs/czech-documentation</text:a>. Zde najdeme uživatelské příručky (ke stažení ve formátu PDF zdarma nebo tištěné kopie ke koupi) a další užitečné informace.</text:p>
        </text:list-item>
        <text:list-item>
          <text:p text:style-name="P51"><text:span text:style-name="Strong_20_Emphasis">Zobrazit Tip dne</text:span> – otevře malé okno s náhodnou radou, jak používat LibreOffice.</text:p>
        </text:list-item>
        <text:list-item>
          <text:p text:style-name="P51"><text:span text:style-name="Strong_20_Emphasis">Poradit se online </text:span> - Otevře výchozí prohlížeč na stránce fóra Ask LibreOffice<text:span text:style-name="Internet_20_link"/>, kde můžeme položit či zodpovědět otázku <text:a xlink:type="simple" xlink:href="https://ask.libreoffice.org/en/questions/" text:style-name="Internet_20_link" text:visited-style-name="Visited_20_Internet_20_Link">https://ask.libreoffice.org/en/questions/cs</text:a>.</text:p>
        </text:list-item>
        <text:list-item>
          <text:p text:style-name="P51"><text:span text:style-name="Strong_20_Emphasis">Odeslat zpětnou vazbu</text:span> – <text:span text:style-name="SuperScript">‡</text:span> Otevře výchozí prohlížeč na webové stránce zpětné vazby LibreOffice <text:a xlink:type="simple" xlink:href="https://www.libreoffice.org/get-help/feedback/" text:style-name="Internet_20_link" text:visited-style-name="Visited_20_Internet_20_Link">https://www.libreoffice.org/get-help/feedback</text:a>. Odtud můžeme hlásit chyby, navrhovat nové funkce a komunikovat s ostatními členy komunity LibreOffice.</text:p>
        </text:list-item>
        <text:list-item>
          <text:p text:style-name="P51"><text:span text:style-name="Strong_20_Emphasis">Restartovat v nouzovém režimu</text:span> – otevře dialogové okno, ve kterém budete mít možnost restartovat LibreOffice a obnovit výchozí nastavení softwaru.</text:p>
        </text:list-item>
        <text:list-item>
          <text:p text:style-name="P51"><text:span text:style-name="Strong_20_Emphasis">Zapojte se</text:span> – <text:span text:style-name="SuperScript">‡</text:span>otevře výchozí prohlížeč na webové stránce LibreOffice Připojte se k nám (<text:a xlink:type="simple" xlink:href="https://www.libreoffice.org/community/get-involved/" text:style-name="Internet_20_link" text:visited-style-name="Visited_20_Internet_20_Link">https://cs.libreoffice.org/community/pipojte-se-k-nam</text:a>). Na ní si můžeme vybrat oblast zájmu, v níž pomůžeme program vylepšit.</text:p>
        </text:list-item>
        <text:list-item>
          <text:p text:style-name="P51"><text:span text:style-name="Strong_20_Emphasis">Podpořit LibreOffice finančně</text:span> – <text:span text:style-name="SuperScript">‡</text:span>otevře výchozí prohlížeč na stránce Podpořte LibreOffice <text:a xlink:type="simple" xlink:href="https://donate.libreoffice.org/" text:style-name="Internet_20_link" text:visited-style-name="Visited_20_Internet_20_Link">https://cs.libreoffice.org/donate</text:a>. Zde můžeme poskytnout dar na podporu LibreOffice.</text:p>
        </text:list-item>
        <text:list-item>
          <text:p text:style-name="P52"><text:soft-page-break/><text:span text:style-name="Strong_20_Emphasis">Informace o licenci</text:span> – otevře dialogové okno Licenční a právní informace s informací o licenci, pod kterou je LibreOffice přístupná.</text:p>
        </text:list-item>
        <text:list-item>
          <text:p text:style-name="P56"><text:span text:style-name="Strong_20_Emphasis">Zkontrolovat aktualizace</text:span><text:span text:style-name="SuperScript"> ‡</text:span> Otevře dialogové okno a zkontroluje web LibreOffice, zda neobsahuje aktualizace naší verze softwaru.</text:p>
        </text:list-item>
        <text:list-item>
          <text:p text:style-name="P55"><text:span text:style-name="Strong_20_Emphasis">O aplikaci LibreOffice</text:span> Otevře dialogové okno a zobrazí informace o verzi LibreOffice a používaném operačním systému. Tyto informace budou často vyžadovány, pokud požádáme komunitu o pomoc nebo asistenci se softwarem (V systému macOS se tato volba nalézá v nabídce <text:span text:style-name="Strong_20_Emphasis">LibreOffice</text:span>).</text:p>
        </text:list-item>
      </text:list>
      <text:h text:style-name="P44" text:outline-level="2"><text:bookmark-start text:name="__RefHeading__22029_697337876"/>Další volně dostupná podpora na internetu<text:bookmark-end text:name="__RefHeading__22029_697337876"/></text:h>
      <text:p text:style-name="P7">Komunita LibreOffice kromě vývoje softwaru poskytuje bezplatnou podporu od dobrovolníků. Více informací najdeme v tabulce <text:sequence-ref text:reference-format="value" text:ref-name="refTable0">1</text:sequence-ref><text:s/>na webové stránce: <text:a xlink:type="simple" xlink:href="https://www.libreoffice.org/get-help/" text:style-name="Internet_20_link" text:visited-style-name="Visited_20_Internet_20_Link">http://cs.libreoffice.org/get-help/</text:a> </text:p>
      <text:p text:style-name="P7">Úplnou online podporu komunity hledejte v konferencích a na webové stránkce Ask LibreOffice: <text:a xlink:type="simple" xlink:href="https://ask.libreoffice.org/en/questions/" text:style-name="Internet_20_link" text:visited-style-name="Visited_20_Internet_20_Link">https://ask.libreoffice.org/en/questions</text:a>. Kromě toho je od uživatelů k dispozici řada webových stránek s bezplatnými radami a návody.</text:p>
      <text:p text:style-name="P21">Tabulka <text:sequence text:ref-name="refTable0" text:name="Table" text:formula="ooow:Table+1" style:num-format="1">1</text:sequence>: Bezplatná podpora pro uživatele LibreOffice</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6">Bezplatná podpora LibreOffice</text:p>
            </table:table-cell>
            <table:covered-table-cell/>
          </table:table-row>
        </table:table-header-rows>
        <table:table-row table:style-name="Table2.1">
          <table:table-cell table:style-name="Table2.A2" office:value-type="string">
            <text:p text:style-name="P27">Časté otázky</text:p>
          </table:table-cell>
          <table:table-cell table:style-name="Table2.A2" office:value-type="string">
            <text:p text:style-name="P27">Odpovědi na často kladené otázky <text:span text:style-name="Internet_20_link"><text:line-break/></text:span><text:a xlink:type="simple" xlink:href="https://wiki.documentfoundation.org/Faq" text:style-name="Internet_20_link" text:visited-style-name="Visited_20_Internet_20_Link"><text:span text:style-name="Internet_20_link">https://wiki.documentfoundation.org/Faq/cs</text:span></text:a></text:p>
          </table:table-cell>
        </table:table-row>
        <table:table-row table:style-name="Table2.1">
          <table:table-cell table:style-name="Table2.A3" office:value-type="string">
            <text:p text:style-name="P27">E-mailové konference</text:p>
          </table:table-cell>
          <table:table-cell table:style-name="Table2.A3" office:value-type="string">
            <text:p text:style-name="P27">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2.1">
          <table:table-cell table:style-name="Table2.A3" office:value-type="string">
            <text:p text:style-name="P28">Otázky a odpovědi a <text:line-break/>Databáze znalostí</text:p>
          </table:table-cell>
          <table:table-cell table:style-name="Table2.A3" office:value-type="string">
            <text:p text:style-name="P28">Pomocí webové služby Ask je poskytována komunitní podpora zdarma. Vyhledat podobná témata nebo otevřít nová můžeme na stránce</text:p>
            <text:p text:style-name="P28"><text:a xlink:type="simple" xlink:href="https://ask.libreoffice.org/en/questions" text:style-name="Internet_20_link" text:visited-style-name="Visited_20_Internet_20_Link">https://ask.libreoffice.org/cs/questions</text:a></text:p>
            <text:p text:style-name="P28">Služba je k dispozici v několika dalších jazycích; stačí nahradit /en/ za cs-cz, de, es, fr, ja, ko, nl, pt, tr, a mnoho dalších na výše uvedené webové adrese.</text:p>
          </table:table-cell>
        </table:table-row>
        <table:table-row table:style-name="Table2.1">
          <table:table-cell table:style-name="Table2.A5" office:value-type="string">
            <text:p text:style-name="P27">Podpora v různých jazycích</text:p>
          </table:table-cell>
          <table:table-cell table:style-name="Table2.A5" office:value-type="string">
            <text:p text:style-name="P27">Webové stránky LibreOffice v různých jazycích<text:line-break/><text:a xlink:type="simple" xlink:href="https://www.libreoffice.org/community/nlc/" text:style-name="Internet_20_link" text:visited-style-name="Visited_20_Internet_20_Link">https://cs.libreoffice.org/community/nlc/</text:a></text:p>
            <text:p text:style-name="P27">E-mailové konference pro různé jazyky<text:line-break/><text:a xlink:type="simple" xlink:href="https://wiki.documentfoundation.org/Local_Mailing_Lists" text:style-name="Internet_20_link" text:visited-style-name="Visited_20_Internet_20_Link">https://wiki.documentfoundation.org/Local_Mailing_Lists</text:a></text:p>
            <text:p text:style-name="P27">Informace o sociálních sítích<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2.1">
          <table:table-cell table:style-name="Table2.A3" office:value-type="string">
            <text:p text:style-name="P27">Možnosti zpřístupnění</text:p>
          </table:table-cell>
          <table:table-cell table:style-name="Table2.A3" office:value-type="string">
            <text:p text:style-name="P27">Informace o dostupných možnostech pro zlepšení přístupnosti <text:a xlink:type="simple" xlink:href="https://www.libreoffice.org/get-help/accessibility/" text:style-name="Internet_20_link" text:visited-style-name="Visited_20_Internet_20_Link">https://cs.libreoffice.org/get-help/accessibility/</text:a></text:p>
          </table:table-cell>
        </table:table-row>
        <table:table-row table:style-name="Table2.1">
          <table:table-cell table:style-name="Table2.A3" office:value-type="string">
            <text:p text:style-name="P29">Fórum OpenOffice</text:p>
          </table:table-cell>
          <table:table-cell table:style-name="Table2.A3" office:value-type="string">
            <text:p text:style-name="P30">Další fórum, které kromě podpory dalším open-source kancelářským balíkům poskytuje podporu i LibreOffice. <text:a xlink:type="simple" xlink:href="https://forum.openoffice.org/en/forum/" text:style-name="Internet_20_link" text:visited-style-name="Visited_20_Internet_20_Link">https://forum.openoffice.org/en/forum</text:a> </text:p>
          </table:table-cell>
        </table:table-row>
      </table:table>
      <text:h text:style-name="P45" text:outline-level="2"><text:bookmark-start text:name="__RefHeading___Toc7835_3166819843"/>Placená podpora a školení<text:bookmark-end text:name="__RefHeading___Toc7835_3166819843"/></text:h>
      <text:p text:style-name="P9"><text:bookmark-start text:name="__RefHeading__11255_20753521641"/>Je také možno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bookmark-end text:name="__RefHeading__11255_20753521641"/></text:p>
      <text:h text:style-name="P37" text:outline-level="1"><text:bookmark-start text:name="__RefHeading___Toc1107_1242887009"/>Možné vzhledové odchylky<text:bookmark-end text:name="__RefHeading___Toc1107_1242887009"/></text:h>
      <text:h text:style-name="P44" text:outline-level="2"><text:bookmark-start text:name="__RefHeading__11257_2075352164"/>Ilustrace<text:bookmark-end text:name="__RefHeading__11257_2075352164"/></text:h>
      <text:p text:style-name="P10">LibreOffice lze instalovat a spouštět v operačních systémech Windows, Linux a macOS, přičemž každý z nich má několik verzí a uživatelé si je mohou přizpůsobit (písma, barvy, témata vzhledu, správce oken). <text:soft-page-break/>Ilustrace v tomto návodu byly vytvořeny v různých operačních systémech a na různých počítačích. Proto je možné, že některé prvky v ilustracích nebudou přesně takové, jak je vidíme na svém počítači.</text:p>
      <text:p text:style-name="P10">Některá dialogová okna se mohou lišit i díky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3608094003" text:style-name="Numbering_20_1">
        <text:list-item>
          <text:p text:style-name="P53">V operačních systémech Linux a Windows v hlavní nabídce zvolíme <text:span text:style-name="Strong_20_Emphasis">Nástroje &gt; Možnosti &gt; LibreOffice &gt; Obecné</text:span>, čímž se otevře okno s obecnými nastaveními.</text:p>
        </text:list-item>
        <text:list-item>
          <text:p text:style-name="P53">V operačním systému Mac toto okno otevřeme v hlavní nabídce zvolením <text:span text:style-name="Strong_20_Emphasis">LibreOffice &gt; Předvolby &gt; Obecné</text:span>.</text:p>
        </text:list-item>
        <text:list-item>
          <text:p text:style-name="P53">Select <text:span text:style-name="Emphasis">Use LibreOffice</text:span> dialogs in <text:span text:style-name="Emphasis">Open/Save dialogs</text:span> to display the LibreOffice dialogs on your computer display.</text:p>
        </text:list-item>
        <text:list-item>
          <text:p text:style-name="P53">Klepnutím na <text:span text:style-name="Strong_20_Emphasis">OK</text:span> uložíme nové nastavení a okno zavřeme.</text:p>
        </text:list-item>
      </text:list>
      <text:h text:style-name="P44" text:outline-level="2"><text:bookmark-start text:name="__RefHeading__7596_641027044"/>Ikony<text:bookmark-end text:name="__RefHeading__7596_641027044"/></text:h>
      <text:p text:style-name="P20">Komunita LibreOffice vytvořila ikony v několika sadách, jež zahrnují Breeze, Colibre, Elementary, Sifr a Tango. Uživatel si může vybrat svoji <text:bookmark text:name="result_box10"/>oblíbenou sadu. Ikony, které opravdu uvidíme ve své verzi LibreOffice, se mohou lišit od ikon, které jsou zobrazeny v této příručce. The icons in this user guide have been taken from a LibreOffice installation that has been set to display the Colibre (SVG) set of icons.</text:p>
      <text:p text:style-name="P10">To change the icon set used in your LibreOffice installation is as follows:</text:p>
      <text:list xml:id="list90447664663628" text:continue-list="list3608094003" text:style-name="Numbering_20_1">
        <text:list-item text:start-value="1">
          <text:p text:style-name="P53">V operačních systémech Linux a Windows v hlavní nabídce zvolíme <text:span text:style-name="Strong_20_Emphasis">Nástroje &gt; Možnosti &gt; LibreOffice &gt; Zobrazení</text:span>, čímž se otevře okno pro nastavení vzhledu.</text:p>
        </text:list-item>
        <text:list-item>
          <text:p text:style-name="P54">On a Mac operating system, go to <text:span text:style-name="Strong_20_Emphasis">LibreOffice &gt; Preferences &gt; LibreOffice &gt; View</text:span> on the main menu bar to open the dialog for view options.</text:p>
        </text:list-item>
        <text:list-item>
          <text:p text:style-name="P54">In <text:span text:style-name="Strong_20_Emphasis">User interface &gt; Icon size</text:span> and style select <text:span text:style-name="Emphasis">Colibre (SVG)</text:span> from the options available in the drop down list.</text:p>
        </text:list-item>
        <text:list-item>
          <text:p text:style-name="P53">Klepnutím na <text:span text:style-name="Strong_20_Emphasis">OK</text:span> uložíme nové nastavení a okno zavřeme.</text:p>
        </text:list-item>
      </text:list>
      <text:list xml:id="list90447885046080" text:continue-list="list90447066389945" text:style-name="Heading_20_Note">
        <text:list-item>
          <text:p text:style-name="P49">Poznámky</text:p>
        </text:list-item>
      </text:list>
      <text:p text:style-name="P35">Some Linux operating systems, for example Ubuntu, include LibreOffice as part of the installation and may not include the Tango icon set. You should be able to download the Tango icons from the software repository for your Linux operating system.</text:p>
      <text:h text:style-name="P37" text:outline-level="1"><text:bookmark-start text:name="__RefHeading__11174_1241987491"/>Používání LibreOffice na systému macOS<text:bookmark-end text:name="__RefHeading__11174_1241987491"/></text:h>
      <text:p text:style-name="P10">Některé klávesové zkratky a položky nabídek jsou v systému macOS jiné než v systémech Windows a Linux. The table below gives some common substitutions for the instructions in this user guide. Podrobnější seznam se nachází v nápovědě k aplikaci.</text:p>
      <text:p text:style-name="Caption">Table <text:sequence text:ref-name="refTable1" text:name="Table" text:formula="ooow:Table+1" style:num-format="1">2</text:sequence>: Using LibreOffice on macO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6">Windows nebo Linux</text:p>
            </table:table-cell>
            <table:table-cell table:style-name="Table3.A1" office:value-type="string">
              <text:p text:style-name="P26">Ekvivalent pro macOS</text:p>
            </table:table-cell>
            <table:table-cell table:style-name="Table3.A1" office:value-type="string">
              <text:p text:style-name="P26">Akce</text:p>
            </table:table-cell>
          </table:table-row>
        </table:table-header-rows>
        <table:table-row table:style-name="Table3.1">
          <table:table-cell table:style-name="Table3.A2" office:value-type="string">
            <text:p text:style-name="P27"><text:span text:style-name="Strong_20_Emphasis">Nástroje &gt; Možnosti…</text:span> <text:line-break/>výběr nabídky</text:p>
          </table:table-cell>
          <table:table-cell table:style-name="Table3.A2" office:value-type="string">
            <text:p text:style-name="P27"><text:span text:style-name="Strong_20_Emphasis">LibreOffice &gt; Předvolby</text:span></text:p>
          </table:table-cell>
          <table:table-cell table:style-name="Table3.A2" office:value-type="string">
            <text:p text:style-name="P27">Otevřou se možnosti nastavení</text:p>
          </table:table-cell>
        </table:table-row>
        <table:table-row table:style-name="Table3.1">
          <table:table-cell table:style-name="Table3.A2" office:value-type="string">
            <text:p text:style-name="P27">Klepnutí pravým tlačítkem</text:p>
          </table:table-cell>
          <table:table-cell table:style-name="Table3.A2" office:value-type="string">
            <text:p text:style-name="P27">Ctrl + klepnutí a/nebo klepnutí pravým tlačítkem v závislosti na operačním systému počítače</text:p>
          </table:table-cell>
          <table:table-cell table:style-name="Table3.A2" office:value-type="string">
            <text:p text:style-name="P27">Otevře se místní nabídka</text:p>
          </table:table-cell>
        </table:table-row>
        <table:table-row table:style-name="Table3.1">
          <table:table-cell table:style-name="Table3.A2" office:value-type="string">
            <text:p text:style-name="P27"><text:span text:style-name="Keystroke">Ctrl</text:span> (Control)</text:p>
          </table:table-cell>
          <table:table-cell table:style-name="Table3.A2" office:value-type="string">
            <text:p text:style-name="P27"><text:span text:style-name="Keystroke"> ⌘</text:span> (Command)</text:p>
          </table:table-cell>
          <table:table-cell table:style-name="Table3.A2" office:value-type="string">
            <text:p text:style-name="P27">Používá se také s dalšími klávesami</text:p>
          </table:table-cell>
        </table:table-row>
        <text:soft-page-break/>
        <table:table-row table:style-name="Table3.1">
          <table:table-cell table:style-name="Table3.A2" office:value-type="string">
            <text:p text:style-name="P27"><text:span text:style-name="Keystroke">F11</text:span></text:p>
          </table:table-cell>
          <table:table-cell table:style-name="Table3.A2" office:value-type="string">
            <text:p text:style-name="P27"><text:span text:style-name="Keystroke">⌘ + T</text:span></text:p>
          </table:table-cell>
          <table:table-cell table:style-name="Table3.A2" office:value-type="string">
            <text:p text:style-name="P27">Otevře se postranní lišta Styly</text:p>
          </table:table-cell>
        </table:table-row>
      </table:table>
      <text:h text:style-name="P39" text:outline-level="1"><text:bookmark-start text:name="__RefHeading___Toc9393_2258703818"/>Kdo napsal tuto uživatelskou příručku?<text:bookmark-end text:name="__RefHeading___Toc9393_2258703818"/></text:h>
      <text:p text:style-name="P10">This user guide was written by volunteers from the LibreOffice community. Zisk z prodeje její tištěné verze bude použit ve prospěch komunity.</text:p>
      <text:h text:style-name="P37" text:outline-level="1"><text:bookmark-start text:name="__RefHeading__11261_2075352164"/>Často kladené otázky<text:bookmark-end text:name="__RefHeading__11261_2075352164"/></text:h>
      <text:p text:style-name="P18">Jakou licenci LibreOffice používá?</text:p>
      <text:p text:style-name="P24">LibreOffice je šířen pod licencí <text:alphabetical-index-mark text:string-value="Open Source Initiative (OSI)"/>Mozilla Public License (MPL), schválenou organizací the Open Source Initiative (OSI). Dostupná na <text:a xlink:type="simple" xlink:href="https://www.libreoffice.org/about-us/licenses/" text:style-name="Internet_20_link" text:visited-style-name="Visited_20_Internet_20_Link">https://www.libreoffice.org/about-us/licenses/</text:a> </text:p>
      <text:p text:style-name="P24">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18">Mohu LibreOffice dále distribuovat, rozdávat a šířit?</text:p>
      <text:p text:style-name="P23">Ano</text:p>
      <text:p text:style-name="P18">Mohu LibreOffice prodávat?</text:p>
      <text:p text:style-name="P23">Ano</text:p>
      <text:p text:style-name="P18">Mohu LibreOffice používat pro komerční účely a ve své firmě?</text:p>
      <text:p text:style-name="P24">Ano.</text:p>
      <text:p text:style-name="P18">Na kolik počítačů mohu LibreOffice nainstalovat?</text:p>
      <text:p text:style-name="P24">Na libovolný počet.</text:p>
      <text:p text:style-name="P18">Je LibreOffice dostupný v mém jazyce?</text:p>
      <text:p text:style-name="P24">LibreOffice byl lokalizován do více než čtyřiceti jazyků, takže požadovaný jazyk je pravděpodobně podporován. Navíc je k dispozici více než 70 slovníků pro kontrolu pravopisu, dělení a tezaury pro jazyky a jejich dialekty, do nichž není lokalizované uživatelské rozhraní. Tyto slovníky jsou dostupné na stránce LibreOffice: <text:a xlink:type="simple" xlink:href="https://www.libreoffice.org/" text:style-name="Internet_20_link" text:visited-style-name="Visited_20_Internet_20_Link"><text:span text:style-name="Internet_20_link">https://cs.libreoffice.org</text:span></text:a>.</text:p>
      <text:p text:style-name="P18">Jak je možné, že program LibreOffice je dostupný zdarma?</text:p>
      <text:p text:style-name="P24">LibreOffice vyvíjejí a udržují dobrovolníci s podporou více firem.</text:p>
      <text:p text:style-name="P18">Vyvíjím softwarovou aplikaci. Mohu použít zdrojový kód LibreOffice v mém programu?</text:p>
      <text:p text:style-name="P24">Ano, v rámci podmínek určených licencí MPL a/nebo LGPL. Read the licenses: <text:a xlink:type="simple" xlink:href="https://www.mozilla.org/MPL/2.0/" text:style-name="Internet_20_link" text:visited-style-name="Visited_20_Internet_20_Link">https://www.mozilla.org/MPL/2.0/</text:a>.</text:p>
      <text:p text:style-name="P18">Proč ke spuštění LibreOffice potřebuji Javu? Je napsán v Javě?</text:p>
      <text:p text:style-name="P24">LibreOffice není napsán v Javě, je napsán v jazyce C++. Java je jedním z jazyků, které lze použít k jeho rozšiřování. Běhové prostředí Java (JDK/JRE) je třeba jen kvůli některým funkcím. Jednou z nich je například databázový stroj HSQLDB.</text:p>
      <text:p text:style-name="P24">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90448446662902" text:continue-numbering="true" text:style-name="Heading_20_Note">
        <text:list-item>
          <text:p text:style-name="P48"><text:soft-page-break/>Poznámka</text:p>
        </text:list-item>
      </text:list>
      <text:p text:style-name="P16">Pokud chcete používat funkce LibreOffice, které vyžadují Javu, je důležité, aby se správná 32bitová nebo 64bitová edice shodovala s nainstalovanou verzí LibreOffice. See Chapter 2 Advanced Options of the <text:span text:style-name="Emphasis">Getting Started Guide</text:span>. Pokud nechcete Javu používat, většina funkcí LibreOffice bude stále bezproblémově fungovat.</text:p>
      <text:p text:style-name="P18">Jak mohu k LibreOffice přispět?</text:p>
      <text:p text:style-name="P24">Při vývoji a uživatelské podpoře LibreOffice lze pomoci různými způsoby Není k tomu třeba být programátor. Chceme-li začít, podíváme se na tuto webovou stránku: <text:a xlink:type="simple" xlink:href="https://www.libreoffice.org/community/get-involved/" text:style-name="Internet_20_link" text:visited-style-name="Visited_20_Internet_20_Link">https://cs.libreoffice.org/community/get-involved/</text:a> </text:p>
      <text:p text:style-name="P18">May I distribute the PDF of this user guide, or print and sell copies?</text:p>
      <text:p text:style-name="P24">Yes, as long as you meet the requirements of one of the licenses in the copyright statement at the beginning of this user guide. Není k tomu třeba žádné speciální povolení. We request that you share with the project some of the profits you make from sales of user guides, in consideration of all the work we have put into producing them.</text:p>
      <text:p text:style-name="P24">Přispějte LibreOffice: <text:a xlink:type="simple" xlink:href="https://www.libreoffice.org/donate/" text:style-name="Internet_20_link" text:visited-style-name="Visited_20_Internet_20_Link">https://cs.libreoffice.org/donate/</text:a></text:p>
      <text:h text:style-name="P39" text:outline-level="1"><text:bookmark-start text:name="__RefHeading___Toc7492_2174742657"/>Co je nového v LibreOffice 7.0?<text:bookmark-end text:name="__RefHeading___Toc7492_2174742657"/></text:h>
      <text:p text:style-name="P10">The LibreOffice 7.0 Release Notes are available at this link <text:a xlink:type="simple" xlink:href="https://wiki.documentfoundation.org/ReleaseNotes/7.0" text:style-name="Internet_20_link" text:visited-style-name="Visited_20_Internet_20_Link"><text:span text:style-name="Internet_20_link">https://wiki.documentfoundation.org/ReleaseNotes/7.0</text:span></text:a>.</text:p>
      <text:p text:style-name="P10">At this link you will also find the release notes for earlier versions of LibreOffice which will give you more information on the features that are included in LibreOffi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fo:color="#18a303" loext:opacity="100%"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fo:color="#18a303" loext:opacity="100%"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loext:opacity="100%"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style:paragraph-properties fo:margin-top="0.0783in" fo:margin-bottom="0.0398in" style:contextual-spacing="false" style:page-number="auto" fo:background-color="#d9e7e2"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0835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style:paragraph-properties fo:margin-top="0.05in" fo:margin-bottom="0.05in" style:contextual-spacing="false" style:page-number="auto" fo:background-color="#cdd5e8"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style: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835in" style: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style: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fo:color="#000000"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style: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style: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835in" style: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style: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Untitled1" style:family="paragraph" style:parent-style-name="Heading_20_Not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0bc6a66"/>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da0b"/>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style style:name="MT7"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o je nového v LibreOffice 7.0?</text:chapter> <text:span text:style-name="MT1">| </text:span><text:page-number text:select-page="current">9</text:page-number></text:p>
      </style:footer>
      <style:footer-left>
        <text:p text:style-name="MP1"><text:page-number text:select-page="current">8</text:page-number><text:s/><text:span text:style-name="MT3">| </text:span><text:span text:style-name="MT2"><text:title>Předmluva</text:title></text:span></text:p>
      </style:footer-left>
      <style:footer-first>
        <text:p text:style-name="Footer"><text:span text:style-name="MT2"><text:page-number text:select-page="current">4</text:page-number></text:span><text:span text:style-name="MT2"><text:s/>| </text:span><text:span text:style-name="MT2"><text:title>Předmluva</text:title></text:span></text:p>
      </style:footer-first>
    </style:master-page>
    <style:master-page style:name="First_20_Page" style:display-name="First Page" style:page-layout-name="Mpm2" style:next-style-name="Standard"/>
    <style:master-page style:name="LOFrontMatter" style:page-layout-name="Mpm3">
      <style:footer>
        <text:p text:style-name="MP2"><text:title>Úvod</text:title><text:s/><text:span text:style-name="MT4">| </text:span><text:page-number text:select-page="current">3</text:page-number></text:p>
      </style:footer>
      <style:footer-left>
        <text:p text:style-name="MP4"><text:span text:style-name="MT4"><text:page-number text:select-page="current">0</text:page-number></text:span><text:span text:style-name="MT4">| </text:span><text:title>Úvod</text:title></text:p>
      </style:footer-left>
      <style:footer-first>
        <text:p text:style-name="MP3"><text:span text:style-name="MT5">Dokumentace LibreOffice je dostupná </text:span><text:span text:style-name="MT6">na stránce</text:span><text:a xlink:type="simple" xlink:href="http://documentation.libreoffice.org/en/" text:style-name="Internet_20_link" text:visited-style-name="Visited_20_Internet_20_Link"><text:span text:style-name="Internet_20_link"><text:span text:style-name="MT7">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29T15:04:25.467685959</meta:creation-date>
    <meta:editing-duration>PT6H40M55S</meta:editing-duration>
    <meta:editing-cycles>17</meta:editing-cycles>
    <meta:generator>LibreOfficeDev/7.2.0.0.alpha0$Linux_X86_64 LibreOffice_project/a0bf3da7a610e35862878687fed01b63ee5e5308</meta:generator>
    <dc:title>Předmluva</dc:title>
    <meta:initial-creator>Jean Weber</meta:initial-creator>
    <dc:date>2020-10-05T15:15:32.391927091</dc:date>
    <dc:creator>Peter Schofield</dc:creator>
    <meta:document-statistic meta:table-count="4" meta:image-count="1" meta:object-count="0" meta:page-count="9" meta:paragraph-count="179" meta:word-count="2470" meta:character-count="16126" meta:non-whitespace-character-count="13831"/>
    <meta:user-defined meta:name="Guide Name">Impress Guide</meta:user-defined>
    <meta:user-defined meta:name="LibreOffice Version">7.0</meta:user-defined>
  </office:meta>
</office:document-meta>
</file>